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Text_20_body_20__28_user_29_">
      <style:text-properties fo:color="#000000" style:font-name="Open Sans" fo:language="smn" fo:country="FI"/>
    </style:style>
    <style:style style:name="P3" style:family="paragraph" style:parent-style-name="Text_20_body_20__28_user_29_">
      <style:paragraph-properties fo:margin-top="0cm" fo:margin-bottom="0.265cm" loext:contextual-spacing="false"/>
    </style:style>
    <style:style style:name="P4" style:family="paragraph" style:parent-style-name="Text_20_body_20__28_user_29_">
      <style:paragraph-properties fo:margin-top="0cm" fo:margin-bottom="0.265cm" loext:contextual-spacing="false"/>
      <style:text-properties fo:color="#000000" style:font-name="Open Sans" fo:font-size="18pt" fo:language="smn" fo:country="FI" style:font-size-asian="18pt" style:font-size-complex="18pt"/>
    </style:style>
    <style:style style:name="P5" style:family="paragraph" style:parent-style-name="Text_20_body_20__28_user_29_">
      <style:paragraph-properties fo:margin-top="0cm" fo:margin-bottom="0.265cm" loext:contextual-spacing="false"/>
      <style:text-properties fo:color="#000000" fo:language="smn" fo:country="FI"/>
    </style:style>
    <style:style style:name="T1" style:family="text">
      <style:text-properties fo:color="#000000" style:font-name="Open Sans" fo:font-size="16pt" fo:language="smn" fo:country="FI" fo:font-weight="normal" style:font-size-asian="16pt" style:font-weight-asian="normal" style:font-size-complex="16pt"/>
    </style:style>
    <style:style style:name="T2" style:family="text">
      <style:text-properties fo:color="#000000" style:font-name="Open Sans" fo:language="smn" fo:country="FI"/>
    </style:style>
    <style:style style:name="T3" style:family="text">
      <style:text-properties fo:color="#000000" style:font-name="Open Sans" fo:font-size="15pt" fo:language="smn" fo:country="FI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Luuhâmdiplompargoh paješkovlâlij várás</text:span></text:h>
      <text:p text:style-name="P2"/>
      <text:p text:style-name="Text_20_body_20__28_user_29_"><text:span text:style-name="T2">1. Valjii kirje persovnijn oovtâ, kiän pyeremus ustev tun halijdiččih leđe. Čääli sunjin reeivâ.</text:span></text:p>
      <text:p text:style-name="Text_20_body_20__28_user_29_"><text:span text:style-name="T2">2. Räähti kirjeest/ráiđukooveest/novelist máinus. Sáárgu, kuvvii tâi čaittâl jieš.</text:span></text:p>
      <text:p text:style-name="Text_20_body_20__28_user_29_"><text:span text:style-name="T2">3. Sahhiittâl kiännii, kii lii luuhâm siämmáá kirje. Viärdádâl jieijâd jurduid já suu feeriimijd.</text:span></text:p>
      <text:p text:style-name="Text_20_body_20__28_user_29_"><text:span text:style-name="T2">4. Maht tun halijdiččih mutteđ váldupersovn eellimpálgá? Čääli sunjin reeivâ tâi šleđgâpostâviestâ.</text:span></text:p>
      <text:p text:style-name="Text_20_body_20__28_user_29_"><text:span text:style-name="T2">5. Valjii kirjeest kyehti hitruumus tábáhtus/ääši. Čääli tain viitsi já pyevti tom oovdân.</text:span></text:p>
      <text:p text:style-name="Text_20_body_20__28_user_29_"><text:span text:style-name="T2">6. Čääli luhhum tiivtâ aalgân, kooskân tâi loopân oovtâ laseveerstâ.</text:span></text:p>
      <text:p text:style-name="Text_20_body_20__28_user_29_"><text:span text:style-name="T2">7. Sáárgu kiirján uđđâ lohe já čääli tyehilokketeevstâ. Tun puávtáh rähtiđ meid lohe siskiibel macâstuvvee oosijd, main sättih leđe tuáváštiäđuh čällest.</text:span></text:p>
      <text:p text:style-name="Text_20_body_20__28_user_29_"><text:span text:style-name="T2">8. Valjii kirjeest 10 puoh mielâkiddiivumos/vaigâdumos/hitruumus säännid já uusâ tooid synonymijd.</text:span></text:p>
      <text:p text:style-name="Text_20_body_20__28_user_29_"><text:span text:style-name="T2">9. Vuáváá reeivâmolsomalmottâs kiäsnii kirje persovnijn já västid toos.</text:span></text:p>
      <text:p text:style-name="Text_20_body_20__28_user_29_"><text:span text:style-name="T2">10. Maainâst luhhum (aalmug)mainâs juonâ jieijâd sanijguin. Lii-uv mainâsist mottoomlágán máttááttâs? Mii tot tuu mielâst lii?</text:span></text:p>
      <text:p text:style-name="Text_20_body_20__28_user_29_"><text:span text:style-name="T2">11. Čääli tiivtâ/loru/räp luhhum mainâs vuáđuld.</text:span></text:p>
      <text:p text:style-name="Text_20_body_20__28_user_29_"><text:span text:style-name="T2">12. Čääli tááláá-áigásii liivđe kirje fáádást.</text:span></text:p>
      <text:p text:style-name="Text_20_body_20__28_user_29_"><text:span text:style-name="T2">13. Vuáváá sahhiittâllâmkoččâmušâid kirje čällei/jurgâleijei.</text:span></text:p>
      <text:p text:style-name="Text_20_body_20__28_user_29_"><text:span text:style-name="T2">14. Čääli kirjeárvuštâllâm jieijâd valjim loostân.</text:span></text:p>
      <text:p text:style-name="Text_20_body_20__28_user_29_"><text:span text:style-name="T2">15. Uusâ tiäđuid kirje čällest/čällein já maainâst sist iärásáid.</text:span></text:p>
      <text:p text:style-name="Text_20_body_20__28_user_29_"><text:span text:style-name="T2">16. Uápásmuu scifi-kirjálâšvuođâ historján. Räähti fáádást oovdânpyehtim.</text:span></text:p>
      <text:p text:style-name="Text_20_body_20__28_user_29_"><text:span text:style-name="T2">17. Magareh feerimmainâsij jiešvuođah tuu luuhâm kirjeest láá? Šlajâttâl, já maainâst kirjálávt tâi njálmálávt.</text:span></text:p>
      <text:p text:style-name="P4"/>
      <text:p text:style-name="P5"/>
      <text:p text:style-name="P5"/>
      <text:p text:style-name="P5"/>
      <text:p text:style-name="P3"><text:span text:style-name="T3">Eromâšávt tiätukirjijd lohtâšuvvee pargoh:</text:span></text:p>
      <text:p text:style-name="P3"><text:span text:style-name="T2">1. Vuáváá 5 tiätukištokoččâmuššâd kirje vuáđuld. Räähti koččâmušâid nuuvt, et tooid puáhtá västidiđ tuše ij tâi kale. Uásálisteeh oceh olmâ vástádâs kiirjijn tâi neetist.</text:span></text:p>
      <text:p text:style-name="P3"><text:soft-page-break/><text:span text:style-name="T2">2. Čääli jieijâd tiätukirjeest nuorâbáid lohheid uáivildum uánihis äššiteevstâ, mast tun puávtáh oovdân kirje fáádá.</text:span></text:p>
      <text:p text:style-name="P3"><text:span text:style-name="T2">3. Čääli luhhum tiätukirjeest 20-50 sääni čuákánkiäsu.</text:span></text:p>
      <text:p text:style-name="P3"><text:span text:style-name="T2">4. Čääli blogiteevstâ luhhum tiätukirje fáádást, mast vááldáh pele áášán.</text:span></text:p>
      <text:p text:style-name="P3"><text:span text:style-name="T2">5. Čääli tááláá-áigásii liivđe kirje fáádá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äntylä Tiina Rovaniemi</meta:initial-creator>
    <dc:creator>Petter Morottaja</dc:creator>
    <meta:editing-cycles>3</meta:editing-cycles>
    <meta:creation-date>2019-12-13T17:06:00</meta:creation-date>
    <dc:date>2019-12-13T17:24:00</dc:date>
    <meta:editing-duration>PT18M</meta:editing-duration>
    <meta:generator>LibreOffice/6.4.6.2$Linux_X86_64 LibreOffice_project/40$Build-2</meta:generator>
    <meta:document-statistic meta:table-count="0" meta:image-count="0" meta:object-count="0" meta:page-count="2" meta:paragraph-count="24" meta:word-count="251" meta:character-count="1972" meta:non-whitespace-character-count="17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